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solid" draw:fill-color="#1c1c1c" draw:textarea-horizontal-align="justify" draw:textarea-vertical-align="middle" draw:auto-grow-height="false" fo:min-height="1.032cm" fo:min-width="1.082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="solid" draw:fill-color="#1c1c1c" draw:textarea-horizontal-align="justify" draw:textarea-vertical-align="middle" draw:auto-grow-height="false" fo:min-height="0.432cm" fo:min-width="0.482cm" fo:padding-top="0.134cm" fo:padding-bottom="0.134cm" fo:padding-left="0.259cm" fo:padding-right="0.259cm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1c1c1c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1.3cm" draw:transform="rotate (-1.5707963267949) translate (1.6cm 0cm)">
          <text:p/>
          <draw:enhanced-geometry svg:viewBox="0 0 21600 21600" draw:mirror-horizontal="false" draw:mirror-vertical="false" draw:type="block-arc" draw:modifiers="-159.59281608959 8975.2976481377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cm" svg:height="0.7cm" draw:transform="rotate (-1.5707963267949) translate (1.3cm 0.3cm)">
          <text:p/>
          <draw:enhanced-geometry svg:viewBox="0 0 21600 21600" draw:mirror-horizontal="false" draw:mirror-vertical="false" draw:type="block-arc" draw:modifiers="-166.369783104643 7649.1915225668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polygon draw:style-name="gr3" draw:text-style-name="P2" draw:layer="layout" svg:width="0.599cm" svg:height="1.299cm" svg:x="0.2cm" svg:y="0.15cm" svg:viewBox="0 0 600 1300" draw:points="0,400 0,900 300,900 600,1300 600,0 300,4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42:37.948681600</dc:date>
    <meta:editing-duration>PT10H13M29S</meta:editing-duration>
    <meta:editing-cycles>37</meta:editing-cycles>
    <meta:generator>LibreOffice/5.1.6.2$Linux_X86_64 LibreOffice_project/10m0$Build-2</meta:generator>
    <meta:document-statistic meta:object-count="3"/>
  </office:meta>
</office:document-meta>
</file>